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Standard" style:master-page-name="Index">
      <style:paragraph-properties style:page-number="auto"/>
    </style:style>
    <style:style style:name="P25" style:family="paragraph" style:parent-style-name="Standard" style:list-style-name="L1">
      <style:text-properties fo:background-color="transparent"/>
    </style:style>
    <style:style style:name="P26" style:family="paragraph" style:parent-style-name="Standard" style:list-style-name="L2"/>
    <style:style style:name="P27" style:family="paragraph" style:parent-style-name="Standard" style:list-style-nam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style:style>
    <style:style style:name="T20" style:family="text">
      <style:text-properties fo:font-weight="normal" style:font-weight-asian="normal" style:font-weight-complex="normal"/>
    </style:style>
    <style:style style:name="T21" style:family="text">
      <style:text-properties officeooo:rsid="0020f168"/>
    </style:style>
    <style:style style:name="T22" style:family="text">
      <style:text-properties officeooo:rsid="00202dbf"/>
    </style:style>
    <style:style style:name="T23" style:family="text">
      <style:text-properties officeooo:rsid="0025d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2.5" text:name="Version_renamed_1"/>
      </text:user-field-decls>
      <text:p text:style-name="P24"/>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text:variable-set text:name="Version" office:value-type="string">2.2.8</text:variable-set></text:p>
      <text:p text:style-name="P9">Native Microsoft Outlook Configuration Guide</text:p>
      <text:p text:style-name="P3"/>
      <text:p text:style-name="P24">Copyright © <text:s/>2009-<text:date style:data-style-name="N108" text:date-value="2014-05-29T10:53:43.114416212"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text:span text:style-name="T1"><text:variable-get text:name="Version">2.2.8</text:variable-get></text:span> – <text:span text:style-name="T23"><text:date style:data-style-name="N109" text:date-value="2014-05-29T10:52:35.952364741" text:fixed="true" text:date-adjust="PT2880H00M00S">September 2014</text:date></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2">Chapter 1<text:tab/><text:a xlink:type="simple" xlink:href="#__RefHeading__6342_1244406482" text:style-name="Internet_20_link" text:visited-style-name="Internet_20_link">About this Guide <text:s text:c="2"/><text:tab/>2</text:a></text:p>
          <text:p text:style-name="P22">Chapter 2<text:tab/><text:a xlink:type="simple" xlink:href="#__RefHeading__6344_1244406482" text:style-name="Internet_20_link" text:visited-style-name="Internet_20_link">Introduction <text:s text:c="2"/><text:tab/>3</text:a></text:p>
          <text:p text:style-name="P22">Chapter 3<text:tab/><text:a xlink:type="simple" xlink:href="#__RefHeading__6346_1244406482" text:style-name="Internet_20_link" text:visited-style-name="Internet_20_link">Architecture <text:s text:c="2"/><text:tab/>4</text:a></text:p>
          <text:p text:style-name="P22">Chapter 4<text:tab/><text:a xlink:type="simple" xlink:href="#__RefHeading__6348_1244406482" text:style-name="Internet_20_link" text:visited-style-name="Internet_20_link">Requirements <text:s text:c="2"/><text:tab/>5</text:a></text:p>
          <text:p text:style-name="P23"><text:a xlink:type="simple" xlink:href="#__RefHeading__6468_1244406482" text:style-name="Internet_20_link" text:visited-style-name="Internet_20_link">LDAP Server <text:s text:c="2"/><text:tab/>5</text:a></text:p>
          <text:p text:style-name="P23"><text:a xlink:type="simple" xlink:href="#__RefHeading__6470_1244406482" text:style-name="Internet_20_link" text:visited-style-name="Internet_20_link">Microsoft Active Directory <text:s text:c="2"/><text:tab/>5</text:a></text:p>
          <text:p text:style-name="P23"><text:a xlink:type="simple" xlink:href="#__RefHeading__6472_1244406482" text:style-name="Internet_20_link" text:visited-style-name="Internet_20_link">Other or No Solution <text:s text:c="2"/><text:tab/>6</text:a></text:p>
          <text:p text:style-name="P23"><text:a xlink:type="simple" xlink:href="#__RefHeading__6474_1244406482" text:style-name="Internet_20_link" text:visited-style-name="Internet_20_link">IMAP Server and Trust <text:s text:c="2"/><text:tab/>7</text:a></text:p>
          <text:p text:style-name="P22">Chapter 5<text:tab/><text:a xlink:type="simple" xlink:href="#__RefHeading__6350_1244406482" text:style-name="Internet_20_link" text:visited-style-name="Internet_20_link">Installation <text:s text:c="2"/><text:tab/>8</text:a></text:p>
          <text:p text:style-name="P23"><text:a xlink:type="simple" xlink:href="#__RefHeading__6476_1244406482" text:style-name="Internet_20_link" text:visited-style-name="Internet_20_link">Red Hat Enterprise Linux v5 and v6 <text:s text:c="2"/><text:tab/>8</text:a></text:p>
          <text:p text:style-name="P23"><text:a xlink:type="simple" xlink:href="#__RefHeading__6478_1244406482" text:style-name="Internet_20_link" text:visited-style-name="Internet_20_link">Debian 6.0 (Squeeze) and Ubuntu 12.04 (Precise Pangolin) <text:s text:c="2"/><text:tab/>9</text:a></text:p>
          <text:p text:style-name="P22">Chapter 6<text:tab/><text:a xlink:type="simple" xlink:href="#__RefHeading__6352_1244406482" text:style-name="Internet_20_link" text:visited-style-name="Internet_20_link">Configuration <text:s text:c="2"/><text:tab/>10</text:a></text:p>
          <text:p text:style-name="P23"><text:a xlink:type="simple" xlink:href="#__RefHeading__6480_1244406482" text:style-name="Internet_20_link" text:visited-style-name="Internet_20_link">SOGo Configuration <text:s text:c="2"/><text:tab/>10</text:a></text:p>
          <text:p text:style-name="P23"><text:a xlink:type="simple" xlink:href="#__RefHeading__6482_1244406482" text:style-name="Internet_20_link" text:visited-style-name="Internet_20_link">Samba 4 Configuration <text:s text:c="2"/><text:tab/>10</text:a></text:p>
          <text:p text:style-name="P23"><text:a xlink:type="simple" xlink:href="#__RefHeading__6484_1244406482" text:style-name="Internet_20_link" text:visited-style-name="Internet_20_link">OpenChange Configuration <text:s text:c="2"/><text:tab/>11</text:a></text:p>
          <text:p text:style-name="P23"><text:a xlink:type="simple" xlink:href="#__RefHeading__6486_1244406482" text:style-name="Internet_20_link" text:visited-style-name="Internet_20_link">Apache Configuration for Web Services <text:s text:c="2"/><text:tab/>12</text:a></text:p>
          <text:p text:style-name="P23"><text:a xlink:type="simple" xlink:href="#__RefHeading__6488_1244406482" text:style-name="Internet_20_link" text:visited-style-name="Internet_20_link">Name Service Configuration for Web Services <text:s text:c="2"/><text:tab/>13</text:a></text:p>
          <text:p text:style-name="P22">Chapter 7<text:tab/><text:a xlink:type="simple" xlink:href="#__RefHeading__6354_1244406482" text:style-name="Internet_20_link" text:visited-style-name="Internet_20_link">Adding Users <text:s text:c="2"/><text:tab/>14</text:a></text:p>
          <text:p text:style-name="P22">Chapter 8<text:tab/><text:a xlink:type="simple" xlink:href="#__RefHeading__6356_1244406482" text:style-name="Internet_20_link" text:visited-style-name="Internet_20_link">Microsoft Outlook Configuration <text:s text:c="2"/><text:tab/>15</text:a></text:p>
          <text:p text:style-name="P22">Chapter 9<text:tab/><text:a xlink:type="simple" xlink:href="#__RefHeading__6358_1244406482" text:style-name="Internet_20_link" text:visited-style-name="Internet_20_link">Known Issues or Limitations <text:s text:c="2"/><text:tab/>16</text:a></text:p>
          <text:p text:style-name="P23"><text:a xlink:type="simple" xlink:href="#__RefHeading__6490_1244406482" text:style-name="Internet_20_link" text:visited-style-name="Internet_20_link">Current Limitations <text:s text:c="2"/><text:tab/>16</text:a></text:p>
          <text:p text:style-name="P22">Chapter 10<text:tab/><text:a xlink:type="simple" xlink:href="#__RefHeading__6360_1244406482" text:style-name="Internet_20_link" text:visited-style-name="Internet_20_link">Additional Information <text:s text:c="2"/><text:tab/>18</text:a></text:p>
          <text:p text:style-name="P22">Chapter 11<text:tab/><text:a xlink:type="simple" xlink:href="#__RefHeading__6362_1244406482" text:style-name="Internet_20_link" text:visited-style-name="Internet_20_link">Commercial Support and Contact Information <text:s text:c="2"/><text:tab/>19</text:a></text:p>
        </text:index-body>
      </text:table-of-content>
      <text:h text:style-name="P28"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text:span><text:span text:style-name="T20"><text:variable-get text:name="Version">2.2.8</text:variable-get></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1">Microsoft ActiveSync</text:span>-capable device, <text:span text:style-name="T22">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30"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9"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30"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9"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6840056801122244382" text:style-name="L1">
        <text:list-item>
          <text:p text:style-name="P25"><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5"><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3134766628547892455" text:style-name="L2">
        <text:list-item>
          <text:p text:style-name="P2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6">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9"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9"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7" text:outline-level="1"/>
      <text:h text:style-name="P29"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Chapter <text:chapter text:display="number" text:outline-level="1">9</text:chapter></text:p>
      </style:header>
      <style:footer>
        <text:p text:style-name="MP2">© 2009-<text:date style:data-style-name="N108" text:date-value="2014-05-29T10:54:19.993638703" text:fixed="true">2014</text:date> Inverse inc.<text:tab/><text:chapter text:display="name" text:outline-level="1">Known Issues or Limitations</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584</meta:editing-cycles>
    <meta:editing-duration>P3DT21H51M7S</meta:editing-duration>
    <dc:date>2014-09-10T09:20:34.537303000</dc:date>
    <meta:document-statistic meta:table-count="0" meta:image-count="3" meta:object-count="0" meta:page-count="21" meta:paragraph-count="320" meta:word-count="3595" meta:character-count="24860" meta:non-whitespace-character-count="20952"/>
    <meta:user-defined meta:name="Info 1"/>
    <meta:user-defined meta:name="Info 2"/>
    <meta:user-defined meta:name="Info 3"/>
    <meta:user-defined meta:name="Info 4"/>
  </office:meta>
</office:document-meta>
</file>